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22pt" officeooo:rsid="000537ad" officeooo:paragraph-rsid="001a2b49" style:font-size-asian="19.25pt" style:font-size-complex="22pt"/>
    </style:style>
    <style:style style:name="P2" style:family="paragraph" style:parent-style-name="Preformatted_20_Text">
      <style:text-properties fo:font-size="12pt" officeooo:rsid="001b3fcd" officeooo:paragraph-rsid="001b3fcd" style:font-size-asian="10.5pt" style:font-size-complex="12pt"/>
    </style:style>
    <style:style style:name="P3" style:family="paragraph" style:parent-style-name="Preformatted_20_Text">
      <style:text-properties fo:font-size="12pt" officeooo:rsid="001b3fcd" officeooo:paragraph-rsid="001d244a" style:font-size-asian="10.5pt" style:font-size-complex="12pt"/>
    </style:style>
    <style:style style:name="P4" style:family="paragraph" style:parent-style-name="Preformatted_20_Text">
      <style:text-properties fo:font-size="12pt" officeooo:rsid="001b3fcd" officeooo:paragraph-rsid="001d3c0a" style:font-size-asian="10.5pt" style:font-size-complex="12pt"/>
    </style:style>
    <style:style style:name="P5" style:family="paragraph" style:parent-style-name="Preformatted_20_Text">
      <style:text-properties fo:font-size="12pt" fo:font-weight="bold" officeooo:rsid="001d3c0a" officeooo:paragraph-rsid="001d3c0a" style:font-size-asian="10.5pt" style:font-weight-asian="bold" style:font-size-complex="12pt" style:font-weight-complex="bold"/>
    </style:style>
    <style:style style:name="P6" style:family="paragraph" style:parent-style-name="Preformatted_20_Text">
      <style:text-properties fo:font-size="12pt" fo:font-weight="bold" officeooo:rsid="001e0d61" officeooo:paragraph-rsid="001e0d61" style:font-size-asian="10.5pt" style:font-weight-asian="bold" style:font-size-complex="12pt" style:font-weight-complex="bold"/>
    </style:style>
    <style:style style:name="P7" style:family="paragraph" style:parent-style-name="Preformatted_20_Text">
      <style:text-properties fo:font-size="12pt" fo:font-weight="normal" officeooo:rsid="001d3c0a" officeooo:paragraph-rsid="001d3c0a" style:font-size-asian="10.5pt" style:font-weight-asian="normal" style:font-size-complex="12pt" style:font-weight-complex="normal"/>
    </style:style>
    <style:style style:name="P8" style:family="paragraph" style:parent-style-name="Preformatted_20_Text">
      <style:text-properties fo:font-size="12pt" fo:font-weight="normal" officeooo:rsid="001e0d61" officeooo:paragraph-rsid="001e0d61" style:font-size-asian="10.5pt" style:font-weight-asian="normal" style:font-size-complex="12pt" style:font-weight-complex="normal"/>
    </style:style>
    <style:style style:name="P9" style:family="paragraph" style:parent-style-name="Preformatted_20_Text">
      <style:text-properties fo:font-size="12pt" fo:font-weight="normal" officeooo:rsid="002027fe" officeooo:paragraph-rsid="002027fe" style:font-size-asian="10.5pt" style:font-weight-asian="normal" style:font-size-complex="12pt" style:font-weight-complex="normal"/>
    </style:style>
    <style:style style:name="T1" style:family="text">
      <style:text-properties officeooo:rsid="001a2b49"/>
    </style:style>
    <style:style style:name="T2" style:family="text">
      <style:text-properties fo:font-weight="bold" style:font-weight-asian="bold" style:font-weight-complex="bold"/>
    </style:style>
    <style:style style:name="T3" style:family="text">
      <style:text-properties fo:font-weight="bold" officeooo:rsid="001d244a" style:font-weight-asian="bold" style:font-weight-complex="bold"/>
    </style:style>
    <style:style style:name="T4" style:family="text">
      <style:text-properties fo:font-weight="bold" officeooo:rsid="001d3c0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d244a" style:font-weight-asian="normal" style:font-weight-complex="normal"/>
    </style:style>
    <style:style style:name="T7" style:family="text">
      <style:text-properties fo:font-weight="normal" officeooo:rsid="001d3c0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Aerial Robotics Kharagpur</text:p>
      <text:p text:style-name="P1"><text:tab/><text:tab/><text:tab/><text:tab/>Task <text:span text:style-name="T1">2</text:span>-Arka Mitra</text:p>
      <text:p text:style-name="P1"/>
      <text:p text:style-name="P2"><text:span text:style-name="T2">Abstract</text:span>:<text:span text:style-name="T2"> </text:span><text:span text:style-name="T5">Disparity map from two stereo images.</text:span></text:p>
      <text:p text:style-name="P2"><text:span text:style-name="T5"/></text:p>
      <text:p text:style-name="P3"><text:span text:style-name="T3">INTRODUCTION</text:span></text:p>
      <text:p text:style-name="P3"><text:span text:style-name="T3"/></text:p>
      <text:p text:style-name="P4"><text:span text:style-name="T6">The stereo images are images of same object caught by two cameras at the same distance with distance between them.</text:span></text:p>
      <text:p text:style-name="P4"><text:span text:style-name="T6"/></text:p>
      <text:p text:style-name="P4"><text:span text:style-name="T4">INITIAL APPROACH</text:span></text:p>
      <text:p text:style-name="P4"><text:span text:style-name="T4"/></text:p>
      <text:p text:style-name="P4"><text:span text:style-name="T7">The images usually only have variation along the horizonal plane. So a kernel was from the left image and matrix maliputations were done to obtain where the least diff is(The two matrix will have least diff is abs sum of difference of two pizel values is least). It resulted in a lot of noise.</text:span> </text:p>
      <text:p text:style-name="P4"/>
      <text:p text:style-name="P5">FINAL APPROACH</text:p>
      <text:p text:style-name="P5"/>
      <text:p text:style-name="P7">The images were first checked and the corresponding points were taken to get the Fundamental matrix. The rectified matrix were obtained from python function. The images were then rectified using the matrix. The left image was more blurred with respect to the right image. So to get a better correspondance, the right image was blurred too. The initial process was then implemented on the rectified images.</text:p>
      <text:p text:style-name="P7"/>
      <text:p text:style-name="P5">RESULTS</text:p>
      <text:p text:style-name="P5"/>
      <text:p text:style-name="P7">The processes were given a lot of noise. If the images were checked for nearest matrix in the neighbourhood, the code took way too much time and thus could not be done. The rectified images from uncaliberated was not that good also. The noises were also present there. The different spydata and npy arrays have been included in the repository.</text:p>
      <text:p text:style-name="P7"/>
      <text:p text:style-name="P6">FUTURE IMPROVEMENT</text:p>
      <text:p text:style-name="P6"/>
      <text:p text:style-name="P8">The results would have been better if the camera matrix could have been obtained and the rectification was done after caliberation.</text:p>
      <text:p text:style-name="P8"/>
      <text:p text:style-name="P6">Conclusion:</text:p>
      <text:p text:style-name="P8"/>
      <text:p text:style-name="P9">The algorithm is not a very good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9:28:43.428362069</meta:creation-date>
    <meta:generator>LibreOffice/5.1.6.2$Linux_X86_64 LibreOffice_project/10m0$Build-2</meta:generator>
    <dc:date>2019-03-02T20:16:03.239922926</dc:date>
    <meta:editing-duration>PT47M15S</meta:editing-duration>
    <meta:editing-cycles>7</meta:editing-cycles>
    <meta:document-statistic meta:table-count="0" meta:image-count="0" meta:object-count="0" meta:page-count="1" meta:paragraph-count="15" meta:word-count="251" meta:character-count="1497" meta:non-whitespace-character-count="1254"/>
  </office:meta>
</office:document-meta>
</file>